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80BFE8712ED31F2.jpg" manifest:media-type="image/jpeg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/>
      <style:text-properties fo:font-size="36pt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paragraph-properties fo:line-height="100%"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line-height="100%" fo:text-align="center"/>
      <style:text-properties fo:color="#ffffff" style:font-name="Segoe UI" fo:font-size="36pt" fo:text-shadow="1pt 1pt" style:font-size-asian="36pt" style:font-size-complex="36pt"/>
    </style:style>
    <style:style style:name="P8" style:family="paragraph">
      <loext:graphic-properties draw:fill="none" draw:fill-color="#ffffff"/>
      <style:paragraph-properties fo:line-height="100%"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line-height="100%" fo:text-align="center"/>
      <style:text-properties fo:font-size="32pt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ffffff" style:font-name="Segoe UI" fo:font-size="32pt" fo:text-shadow="1pt 1pt" style:font-size-asian="32pt" style:font-size-complex="32pt"/>
    </style:style>
    <style:style style:name="P11" style:family="paragraph">
      <style:paragraph-properties fo:line-height="100%" fo:text-align="center"/>
      <style:text-properties fo:font-size="30pt"/>
    </style:style>
    <style:style style:name="P12" style:family="paragraph">
      <style:paragraph-properties fo:line-height="100%"/>
      <style:text-properties fo:font-size="30pt"/>
    </style:style>
    <style:style style:name="P13" style:family="paragraph">
      <style:paragraph-properties fo:line-height="150%"/>
      <style:text-properties fo:font-size="30pt"/>
    </style:style>
    <style:style style:name="P14" style:family="paragraph">
      <loext:graphic-properties draw:fill="none" draw:fill-color="#ffffff"/>
      <style:paragraph-properties fo:line-height="100%" fo:text-align="center"/>
      <style:text-properties fo:color="#ffffff" fo:font-size="30pt" fo:text-shadow="1pt 1pt" style:font-size-asian="40pt" style:font-size-complex="4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18pt" fo:text-shadow="1pt 1pt" style:text-underline-style="none" style:font-size-asian="18pt" style:font-size-complex="18pt"/>
    </style:style>
    <style:style style:name="T6" style:family="text">
      <style:text-properties fo:color="#ffffff" fo:font-size="18pt" fo:text-shadow="1pt 1pt" style:text-underline-style="none" style:font-size-asian="18pt" style:font-size-complex="18pt"/>
    </style:style>
    <style:style style:name="T7" style:family="text">
      <style:text-properties fo:color="#000000" style:font-name="Segoe UI Semibold" fo:font-size="20pt" fo:text-shadow="none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36cm" svg:height="3.416cm" svg:x="3.556cm" svg:y="0.508cm">
          <draw:text-box>
            <text:p text:style-name="P1"><text:span text:style-name="T1">HYMN #527</text:span></text:p>
            <text:p text:style-name="P1"><text:span text:style-name="T2">“</text:span><text:span text:style-name="T2">O Savior, Precious Savio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4.638cm" svg:height="7.011cm" svg:x="1.778cm" svg:y="0.883cm">
          <draw:text-box>
            <text:p text:style-name="P4"><text:span text:style-name="T3">1. </text:span><text:span text:style-name="T4">O Savior, precious Savior,</text:span></text:p>
            <text:p text:style-name="P4"><text:span text:style-name="T4">Whom yet unseen we love;</text:span></text:p>
            <text:p text:style-name="P4"><text:span text:style-name="T4">O name of might and favor,</text:span></text:p>
            <text:p text:style-name="P5"><text:span text:style-name="T4">All other names abov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7" draw:layer="layout" svg:width="24.384cm" svg:height="7.011cm" svg:x="1.778cm" svg:y="0.946cm">
          <draw:text-box>
            <text:p text:style-name="P4"><text:span text:style-name="T4">We worship Thee, we bless Thee,</text:span></text:p>
            <text:p text:style-name="P4"><text:span text:style-name="T4">To Thee, O Christ, we sing;</text:span></text:p>
            <text:p text:style-name="P4"><text:span text:style-name="T4">We praise Thee and confess Thee,</text:span></text:p>
            <text:p text:style-name="P4"><text:span text:style-name="T4">Our holy Lord and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8" draw:layer="layout" svg:width="24.384cm" svg:height="7.011cm" svg:x="1.778cm" svg:y="0.749cm">
          <draw:text-box>
            <text:p text:style-name="P4"><text:span text:style-name="T3">2. </text:span><text:span text:style-name="T4">O bringer of salvation,</text:span></text:p>
            <text:p text:style-name="P4"><text:span text:style-name="T4">Who wondrously hast wrought</text:span></text:p>
            <text:p text:style-name="P4"><text:span text:style-name="T4">Thyself the revelation</text:span></text:p>
            <text:p text:style-name="P4"><text:span text:style-name="T4">Of love beyond our though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10" draw:layer="layout" svg:width="24.384cm" svg:height="7.011cm" svg:x="1.846cm" svg:y="0.923cm">
          <draw:text-box>
            <text:p text:style-name="P9"><text:span text:style-name="T4">We worship Thee, we bless Thee,</text:span></text:p>
            <text:p text:style-name="P9"><text:span text:style-name="T4">To Thee, O Christ, we sing;</text:span></text:p>
            <text:p text:style-name="P9"><text:span text:style-name="T4">We praise Thee and confess Thee,</text:span></text:p>
            <text:p text:style-name="P9"><text:span text:style-name="T4">Our gracious Lord and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8" draw:layer="layout" svg:width="24.079cm" svg:height="7.011cm" svg:x="1.876cm" svg:y="0.886cm">
          <draw:text-box>
            <text:p text:style-name="P4"><text:span text:style-name="T3">3. </text:span><text:span text:style-name="T4">In Thee all fullness dwelleth,</text:span></text:p>
            <text:p text:style-name="P4"><text:span text:style-name="T4">All grace and pow'r devine;</text:span></text:p>
            <text:p text:style-name="P4"><text:span text:style-name="T4">The glory that excelleth,</text:span></text:p>
            <text:p text:style-name="P4"><text:span text:style-name="T4">O Son of God is T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14" draw:layer="layout" svg:width="24.587cm" svg:height="10.962cm" svg:x="1.783cm" svg:y="1.026cm">
          <draw:text-box>
            <text:p text:style-name="P11"><text:span text:style-name="T4">We worship Thee, we bless Thee,</text:span></text:p>
            <text:p text:style-name="P11"><text:span text:style-name="T4">To Thee, O Christ, we sing;</text:span></text:p>
            <text:p text:style-name="P11"><text:span text:style-name="T4">We praise Thee and confess Thee,</text:span></text:p>
            <text:p text:style-name="P11"><text:span text:style-name="T4">Our glorious Lord and King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3"><text:span text:style-name="T6"><text:s text:c="6"/></text:span><text:span text:style-name="T7"><text:s text:c="6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C80BFE8712ED31F2.jpg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itmap_20_5" draw:display-name="Bitmap 5" xlink:href="Pictures/100000000000042200000253C80BFE8712ED31F2.jpg" xlink:type="simple" xlink:show="embed" xlink:actuate="onLoad"/>
    <draw:fill-image draw:name="Bitmap_20_6" draw:display-name="Bitmap 6" xlink:href="Pictures/100000000000042200000253C80BFE8712ED31F2.jpg" xlink:type="simple" xlink:show="embed" xlink:actuate="onLoad"/>
    <draw:fill-image draw:name="Bitmap_20_7" draw:display-name="Bitmap 7" xlink:href="Pictures/100000000000042200000253C80BFE8712ED31F2.jpg" xlink:type="simple" xlink:show="embed" xlink:actuate="onLoad"/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5T07:54:31.47</meta:creation-date>
    <dc:date>2019-03-12T22:15:18.698000000</dc:date>
    <meta:editing-duration>PT27M13S</meta:editing-duration>
    <meta:editing-cycles>19</meta:editing-cycles>
    <meta:generator>LibreOffice/6.1.5.2$Windows_X86_64 LibreOffice_project/90f8dcf33c87b3705e78202e3df5142b201bd805</meta:generator>
    <meta:document-statistic meta:object-count="42"/>
  </office:meta>
</office:document-meta>
</file>